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*" svg:font-family="'Liberation Serif*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20f1" officeooo:paragraph-rsid="000f4208"/>
    </style:style>
    <style:style style:name="P2" style:family="paragraph" style:parent-style-name="Standard">
      <style:text-properties officeooo:rsid="000f20f1" officeooo:paragraph-rsid="0014c0f6"/>
    </style:style>
    <style:style style:name="P3" style:family="paragraph" style:parent-style-name="Standard">
      <style:text-properties officeooo:rsid="000f20f1" officeooo:paragraph-rsid="0016085d"/>
    </style:style>
    <style:style style:name="P4" style:family="paragraph" style:parent-style-name="Standard">
      <style:text-properties officeooo:paragraph-rsid="000f4208"/>
    </style:style>
    <style:style style:name="P5" style:family="paragraph" style:parent-style-name="Standard">
      <style:text-properties officeooo:rsid="0014c0f6" officeooo:paragraph-rsid="0014c0f6"/>
    </style:style>
    <style:style style:name="P6" style:family="paragraph" style:parent-style-name="Standard">
      <style:text-properties officeooo:rsid="0014c0f6" officeooo:paragraph-rsid="0016085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4c0f6" officeooo:paragraph-rsid="0014c0f6" style:font-weight-asian="bold" style:font-weight-complex="bold"/>
    </style:style>
    <style:style style:name="P8" style:family="paragraph" style:parent-style-name="Standard">
      <style:text-properties officeooo:rsid="0016085d" officeooo:paragraph-rsid="0016085d"/>
    </style:style>
    <style:style style:name="P9" style:family="paragraph" style:parent-style-name="Standard">
      <style:text-properties officeooo:paragraph-rsid="0017e8f4"/>
    </style:style>
    <style:style style:name="P10" style:family="paragraph" style:parent-style-name="Standard">
      <style:text-properties officeooo:paragraph-rsid="0018f334"/>
    </style:style>
    <style:style style:name="P11" style:family="paragraph" style:parent-style-name="Standard">
      <style:text-properties officeooo:rsid="0025ff02" officeooo:paragraph-rsid="0025ff02"/>
    </style:style>
    <style:style style:name="P12" style:family="paragraph" style:parent-style-name="Standard">
      <style:text-properties style:font-name="Liberation Mono" fo:font-size="11pt" officeooo:rsid="0025ff02" officeooo:paragraph-rsid="0025ff02" style:font-size-asian="11pt" style:font-size-complex="11pt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paragraph-rsid="000f4208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rsid="0013b34d" officeooo:paragraph-rsid="0013b34d"/>
    </style:style>
    <style:style style:name="P15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text-underline-style="solid" style:text-underline-width="auto" style:text-underline-color="font-color" fo:font-weight="bold" officeooo:rsid="001dcb61" officeooo:paragraph-rsid="001dcb61" style:font-size-asian="12pt" style:font-weight-asian="bold" style:font-size-complex="12pt" style:font-weight-complex="bold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1ed6c6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paragraph-rsid="002081dd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paragraph-rsid="0022868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6085d" officeooo:paragraph-rsid="0016085d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ae884" officeooo:paragraph-rsid="0018f334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4c0f6" officeooo:paragraph-rsid="0014c0f6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text-underline-style="none" fo:font-weight="normal" officeooo:rsid="0027d6ed" officeooo:paragraph-rsid="0027d6ed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ffffff" fo:font-size="16pt" style:text-underline-style="none" fo:font-weight="bold" officeooo:rsid="0027d6ed" officeooo:paragraph-rsid="0027d6ed" fo:background-color="#000000" style:font-size-asian="16pt" style:font-weight-asian="bold" style:font-size-complex="16pt" style:font-weight-complex="bold"/>
    </style:style>
    <style:style style:name="P24" style:family="paragraph" style:parent-style-name="Standard">
      <style:text-properties officeooo:rsid="0016085d" officeooo:paragraph-rsid="0016085d"/>
    </style:style>
    <style:style style:name="P25" style:family="paragraph" style:parent-style-name="Standard">
      <style:text-properties officeooo:paragraph-rsid="0017e8f4"/>
    </style:style>
    <style:style style:name="P26" style:family="paragraph" style:parent-style-name="Preformatted_20_Text">
      <style:paragraph-properties fo:margin-top="0cm" fo:margin-bottom="0.499cm" loext:contextual-spacing="false"/>
      <style:text-properties style:font-name="Liberation Mono" fo:font-size="11pt" officeooo:rsid="00109341" officeooo:paragraph-rsid="001ae884" style:font-size-asian="11pt" style:font-size-complex="11pt"/>
    </style:style>
    <style:style style:name="T1" style:family="text">
      <style:text-properties officeooo:rsid="000f20f1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109341" style:font-size-asian="12pt" style:font-size-complex="12pt"/>
    </style:style>
    <style:style style:name="T4" style:family="text">
      <style:text-properties style:font-name="Liberation Serif" fo:font-size="12pt" officeooo:rsid="000f4208" style:font-size-asian="12pt" style:font-size-complex="12pt"/>
    </style:style>
    <style:style style:name="T5" style:family="text">
      <style:text-properties style:font-name="Liberation Serif" fo:font-size="12pt" officeooo:rsid="0013b34d" style:font-size-asian="12pt" style:font-size-complex="12pt"/>
    </style:style>
    <style:style style:name="T6" style:family="text">
      <style:text-properties style:font-name="Liberation Serif" fo:font-size="12pt" officeooo:rsid="0013d286" style:font-size-asian="12pt" style:font-size-complex="12pt"/>
    </style:style>
    <style:style style:name="T7" style:family="text">
      <style:text-properties style:font-name="Liberation Serif" fo:font-size="12pt" officeooo:rsid="0014a26f" style:font-size-asian="12pt" style:font-size-complex="12pt"/>
    </style:style>
    <style:style style:name="T8" style:family="text">
      <style:text-properties style:font-name="Liberation Serif" fo:font-size="12pt" officeooo:rsid="001dcb61" style:font-size-asian="12pt" style:font-size-complex="12pt"/>
    </style:style>
    <style:style style:name="T9" style:family="text">
      <style:text-properties style:font-name="Liberation Serif" fo:font-size="12pt" officeooo:rsid="001ed6c6" style:font-size-asian="12pt" style:font-size-complex="12pt"/>
    </style:style>
    <style:style style:name="T10" style:family="text">
      <style:text-properties style:font-name="Liberation Serif" fo:font-size="12pt" officeooo:rsid="002081dd" style:font-size-asian="12pt" style:font-size-complex="12pt"/>
    </style:style>
    <style:style style:name="T11" style:family="text">
      <style:text-properties style:font-name="Liberation Serif" fo:font-size="12pt" officeooo:rsid="0021eedf" style:font-size-asian="12pt" style:font-size-complex="12pt"/>
    </style:style>
    <style:style style:name="T12" style:family="text">
      <style:text-properties style:font-name="Liberation Serif" fo:font-size="12pt" officeooo:rsid="0022868d" style:font-size-asian="12pt" style:font-size-complex="12pt"/>
    </style:style>
    <style:style style:name="T13" style:family="text">
      <style:text-properties style:font-name="Liberation Serif" fo:font-size="12pt" officeooo:rsid="0022f8e4" style:font-size-asian="12pt" style:font-size-complex="12pt"/>
    </style:style>
    <style:style style:name="T14" style:family="text">
      <style:text-properties style:font-name="Liberation Serif" fo:font-size="12pt" officeooo:rsid="0024a4c5" style:font-size-asian="12pt" style:font-size-complex="12pt"/>
    </style:style>
    <style:style style:name="T15" style:family="text">
      <style:text-properties style:font-name="Liberation Serif" fo:font-size="12pt" officeooo:rsid="0025ff02" style:font-size-asian="12pt" style:font-size-complex="12pt"/>
    </style:style>
    <style:style style:name="T16" style:family="text">
      <style:text-properties officeooo:rsid="00109341"/>
    </style:style>
    <style:style style:name="T17" style:family="text">
      <style:text-properties officeooo:rsid="0014c0f6"/>
    </style:style>
    <style:style style:name="T18" style:family="text">
      <style:text-properties officeooo:rsid="0016085d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officeooo:rsid="0016085d" style:font-size-asian="11pt" style:font-size-complex="11pt"/>
    </style:style>
    <style:style style:name="T21" style:family="text">
      <style:text-properties fo:font-size="11pt" officeooo:rsid="000f20f1" style:font-size-asian="11pt" style:font-size-complex="11pt"/>
    </style:style>
    <style:style style:name="T22" style:family="text">
      <style:text-properties fo:font-size="11pt" style:text-underline-style="solid" style:text-underline-width="auto" style:text-underline-color="font-color" fo:font-weight="bold" officeooo:rsid="0016085d" style:font-size-asian="11pt" style:font-weight-asian="bold" style:font-size-complex="11pt" style:font-weight-complex="bold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18f334" style:font-weight-asian="bold" style:font-weight-complex="bold"/>
    </style:style>
    <style:style style:name="T25" style:family="text">
      <style:text-properties officeooo:rsid="0017e8f4"/>
    </style:style>
    <style:style style:name="T26" style:family="text">
      <style:text-properties officeooo:rsid="0018f334"/>
    </style:style>
    <style:style style:name="T27" style:family="text">
      <style:text-properties style:font-name="Liberation Mono" fo:font-size="11pt" style:font-size-asian="11pt" style:font-size-complex="11pt"/>
    </style:style>
    <style:style style:name="T28" style:family="text">
      <style:text-properties style:font-name="Liberation Mono" fo:font-size="11pt" officeooo:rsid="00109341" style:font-size-asian="11pt" style:font-size-complex="11pt"/>
    </style:style>
    <style:style style:name="T29" style:family="text">
      <style:text-properties style:font-name="Liberation Mono" fo:font-size="11pt" officeooo:rsid="0013b34d" style:font-size-asian="11pt" style:font-size-complex="11pt"/>
    </style:style>
    <style:style style:name="T30" style:family="text">
      <style:text-properties style:font-name="Liberation Mono" fo:font-size="11pt" officeooo:rsid="0013d286" style:font-size-asian="11pt" style:font-size-complex="11pt"/>
    </style:style>
    <style:style style:name="T31" style:family="text">
      <style:text-properties style:font-name="Liberation Mono" fo:font-size="11pt" officeooo:rsid="0024a4c5" style:font-size-asian="11pt" style:font-size-complex="11pt"/>
    </style:style>
    <style:style style:name="T32" style:family="text">
      <style:text-properties style:font-name="Liberation Mono" fo:font-size="11pt" officeooo:rsid="0014a26f" style:font-size-asian="11pt" style:font-size-complex="11pt"/>
    </style:style>
    <style:style style:name="T33" style:family="text">
      <style:text-properties officeooo:rsid="001c1d34"/>
    </style:style>
    <style:style style:name="T34" style:family="text">
      <style:text-properties style:font-name="Liberation Serif*" fo:font-size="12pt" fo:font-style="normal" officeooo:rsid="0025ff02" style:font-size-asian="12pt" style:font-style-asian="normal" style:font-size-complex="12pt" style:font-style-complex="normal"/>
    </style:style>
    <style:style style:name="T35" style:family="text">
      <style:text-properties officeooo:rsid="0028c1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/>STATION MÉTÉO </text:p>
      <text:p text:style-name="P22"><text:s/>François R., Philippe, Stan, Claire</text:p>
      <text:p text:style-name="P7"/>
      <text:p text:style-name="P7"/>
      <text:p text:style-name="P7"><text:span text:style-name="T26">PRÉPARATION DU </text:span>RASPBERRY PI 3</text:p>
      <text:p text:style-name="P5"/>
      <text:p text:style-name="P2">- Install<text:span text:style-name="T17">ation de</text:span> Raspbian <text:span text:style-name="T35">Jessie Lite </text:span>sur <text:span text:style-name="T17">la micro</text:span> SD</text:p>
      <text:p text:style-name="P2">- Branche<text:span text:style-name="T33">r le </text:span>clavier, <text:span text:style-name="T17">la </text:span>souris <text:span text:style-name="T33">en USB et l’écran en HDMI</text:span> </text:p>
      <text:p text:style-name="P2">- Connecter le raspberry au wifi</text:p>
      <text:p text:style-name="P2">- Changer la langue du clavier (<text:span text:style-name="T17">menu &gt; </text:span>préférences <text:span text:style-name="T17">&gt; clavier souris</text:span>)</text:p>
      <text:p text:style-name="P8"><text:span text:style-name="Source_20_Text"><text:span text:style-name="T22"/></text:span></text:p>
      <text:p text:style-name="P8"><text:span text:style-name="Source_20_Text"><text:span text:style-name="T22"/></text:span></text:p>
      <text:p text:style-name="P19"/>
      <text:p text:style-name="P8"><text:span text:style-name="T24">PARTIE </text:span><text:span text:style-name="T23">ARDUINO</text:span></text:p>
      <text:p text:style-name="P3"><text:span text:style-name="Source_20_Text"><text:span text:style-name="T19"/></text:span></text:p>
      <text:p text:style-name="P3"><text:span text:style-name="Source_20_Text"><text:span text:style-name="T19">- </text:span></text:span>Montage arduino : <text:span text:style-name="T17">Grove base shield + temperature sensor V1.2</text:span></text:p>
      <text:p text:style-name="P6">- <text:span text:style-name="T18">Installation de l’IDE Arduino sur le raspberry :<text:line-break/></text:span><text:span text:style-name="Source_20_Text"><text:span text:style-name="T20">sudo apt-get update &amp;&amp; sudo apt-get install arduino</text:span></text:span></text:p>
      <text:p text:style-name="P9"><text:span text:style-name="Source_20_Text"><text:span text:style-name="T20">- </text:span></text:span><text:span text:style-name="T1">Récupération d’un code sur le site du fabricant pour utiliser le capteur de température : </text:span><text:a xlink:type="simple" xlink:href="http://wiki.seeed.cc/Grove-Temperature_Sensor_V1.2/" text:style-name="Internet_20_link" text:visited-style-name="Visited_20_Internet_20_Link"><text:span text:style-name="T1">http://wiki.seeed.cc/Grove-Temperature_Sensor_V1.2/</text:span></text:a></text:p>
      <text:p text:style-name="P9">- <text:span text:style-name="T25">Lancer l’IDE, choisir le port, coller le code (en changeant le port), compiler et téléverser : la température s’affiche dans le moniteur série.</text:span></text:p>
      <text:p text:style-name="P9"/>
      <text:p text:style-name="P9"/>
      <text:p text:style-name="P9"/>
      <text:p text:style-name="P20">INSTALLATION DES SERVICES SUR RASPBERRY</text:p>
      <text:p text:style-name="P10"/>
      <text:p text:style-name="P1">- Installation Node.JS : </text:p>
      <text:p text:style-name="P4"><text:span text:style-name="Source_20_Text"><text:span text:style-name="T19">wget https://nodejs.org/dist/v4.3.2/node-v4.3.2-linux-armv6l.tar.gz </text:span></text:span></text:p>
      <text:p text:style-name="Preformatted_20_Text"><text:span text:style-name="Source_20_Text"><text:span text:style-name="T19">tar -xvf node-v4.3.2-linux-armv6l.tar.gz </text:span></text:span></text:p>
      <text:p text:style-name="P13"><text:span text:style-name="Source_20_Text"><text:span text:style-name="T19">cd node-v4.3.2-linux-armv6l<text:line-break/></text:span></text:span><text:span text:style-name="Source_20_Text"><text:span text:style-name="T21">sudo cp -R * /usr/local/</text:span></text:span></text:p>
      <text:p text:style-name="P16"><text:span text:style-name="T4">- Installation Node Package Manager </text:span><text:span text:style-name="T3">(NPM), </text:span><text:span text:style-name="T9">le </text:span><text:span text:style-name="T3">gestionnaire de paquets officiel </text:span><text:span text:style-name="T9">de Node.JS </text:span><text:span text:style-name="T3">:<text:line-break/></text:span><text:span text:style-name="T28">sudo apt-get install npm</text:span></text:p>
      <text:p text:style-name="P26"/>
      <text:p text:style-name="P15"><text:span text:style-name="T16">I</text:span>NSTALLATION DES MODULES NODE.JS</text:p>
      <text:p text:style-name="P14"><text:span text:style-name="T3">- </text:span><text:span text:style-name="T8">S</text:span><text:span text:style-name="T2">erialport </text:span><text:span text:style-name="T8">(pour récupérer les données de l’arduino) </text:span><text:span text:style-name="T2">: <text:line-break/></text:span><text:span text:style-name="T27">npm install serialport</text:span></text:p>
      <text:p text:style-name="P17"><text:span text:style-name="T3">- </text:span><text:span text:style-name="T10">S</text:span><text:span text:style-name="T6">ocket.io </text:span><text:span text:style-name="T11">(pour </text:span><text:span text:style-name="T12">afficher les données</text:span><text:span text:style-name="T11"> en temps réel)</text:span><text:span text:style-name="T5"> : <text:line-break/></text:span><text:span text:style-name="T29">npm install </text:span><text:span text:style-name="T30">socket.io</text:span></text:p>
      <text:p text:style-name="P18"><text:span text:style-name="T3">- </text:span><text:span text:style-name="T10">E</text:span><text:span text:style-name="T7">xpress </text:span><text:span text:style-name="T12">(standard server framework for Node.js) </text:span><text:span text:style-name="T7">:<text:line-break/></text:span><text:span text:style-name="T30">npm install </text:span><text:span text:style-name="T32">express</text:span></text:p>
      <text:p text:style-name="P18"><text:span text:style-name="T7">- </text:span><text:span text:style-name="T13">openweather-node (</text:span><text:span text:style-name="T14">pour récupérer des données de l’API d’</text:span><text:span text:style-name="T15">O</text:span><text:span text:style-name="T14">pen</text:span><text:span text:style-name="T15">W</text:span><text:span text:style-name="T14">eather</text:span><text:span text:style-name="T15">Map</text:span><text:span text:style-name="T14">) :<text:line-break/></text:span><text:span text:style-name="T31">npm install openweather-node<text:line-break/></text:span><text:span text:style-name="T34">&gt; se créer un compte sur </text:span><text:a xlink:type="simple" xlink:href="https://openweathermap.org/" text:style-name="Internet_20_link" text:visited-style-name="Visited_20_Internet_20_Link"><text:span text:style-name="Citation"><text:span text:style-name="T34">https://openweathermap.org/</text:span></text:span></text:a><text:span text:style-name="Citation"><text:span text:style-name="T34"> et aller dans « API keys » pour récupérer la clé.</text:span></text:span></text:p>
      <text:p text:style-name="P11"><text:soft-page-break/></text:p>
      <text:p text:style-name="P11">Lancer l’application (terminal) :</text:p>
      <text:p text:style-name="P12">node app.js</text:p>
      <text:p text:style-name="P11">Se rendre sur <text:a xlink:type="simple" xlink:href="http://localhost:8080/" text:style-name="Internet_20_link" text:visited-style-name="Visited_20_Internet_20_Link">http://localhost:8080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*" svg:font-family="'Liberation Serif*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9:18:08.536176522</meta:creation-date>
    <dc:date>2017-05-31T09:54:36.258656064</dc:date>
    <meta:editing-duration>PT4H27M45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243" meta:character-count="1649" meta:non-whitespace-character-count="1423"/>
  </office:meta>
</office:document-meta>
</file>